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yin" svg:font-family="Palaty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paragraph-properties fo:text-align="center"/>
    </style:style>
    <style:style style:name="P8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Palatino Linotype" fo:font-size="12pt" style:font-size-asian="12pt" style:font-size-complex="12pt"/>
    </style:style>
    <style:style style:name="T2" style:family="text">
      <style:text-properties style:font-name="Palatino Linotype"/>
    </style:style>
    <style:style style:name="T3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2.8cm" svg:x="3.5cm" svg:y="5cm">
          <text:p text:style-name="P1"><text:span text:style-name="T1">1. Element 2 </text:span></text:p>
          <text:p text:style-name="P1"><text:span text:style-name="T1">Inlet Temperature</text:span></text:p>
          <text:p text:style-name="P2"><text:span text:style-name="T1">2. Typical Element 2</text:span></text:p>
          <text:p text:style-name="P2"><text:span text:style-name="T1">Inlet Temperature</text:span></text:p>
          <text:p text:style-name="P1"><text:span text:style-name="T1">(Not Operational)</text:span></text:p>
          <text:p text:style-name="P1"><text:span text:style-name="T1">3. Machine 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1">Element 2 Inlet</text:span></text:p>
          <text:p text:style-name="P3"><text:span text:style-name="T1">Temperature high </text:span></text:p>
          <text:p text:style-name="P3"><text:span text:style-name="T1">while machine is </text:span></text:p>
          <text:p text:style-name="P3"><text:span text:style-name="T1">of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4"><text:span text:style-name="T1">IF (1) &gt; (2) </text:span></text:p>
          <text:p text:style-name="P4"><text:span text:style-name="T1"/></text:p>
          <text:p text:style-name="P4"><text:span text:style-name="T1">WHILE </text:span></text:p>
          <text:p text:style-name="P4"><text:span text:style-name="T1">(3 == FALSE) </text:span></text:p>
          <text:p text:style-name="P4"><text:span text:style-name="T1"/></text:p>
          <text:p text:style-name="P4"><text:span text:style-name="T1">THEN</text:span></text:p>
          <text:p text:style-name="P4"><text:span text:style-name="T1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5"><text:span text:style-name="T1">Sensor fault in 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6"><text:span text:style-name="T2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cm" svg:height="1cm" svg:x="9.5cm" svg:y="4cm">
          <text:p text:style-name="P7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6"><text:span text:style-name="T2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6"><text:span text:style-name="T2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8" draw:layer="layout" svg:width="6cm" svg:height="1.483cm" svg:x="11.85cm" svg:y="1cm">
          <draw:text-box>
            <text:p text:style-name="P8"><text:span text:style-name="T3">Rul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yin" svg:font-family="Palaty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4T16:01:42.699000000</dc:date>
    <dc:creator>Seán Hayes</dc:creator>
    <meta:editing-duration>PT2H11M42S</meta:editing-duration>
    <meta:editing-cycles>4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2"/>
  </office:meta>
</office:document-meta>
</file>